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Arial" style:text-underline-style="none" officeooo:rsid="0022bc8e" officeooo:paragraph-rsid="0022bc8e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none" officeooo:rsid="003b0944" officeooo:paragraph-rsid="003b0944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none" officeooo:rsid="003baf14" officeooo:paragraph-rsid="003baf14"/>
    </style:style>
    <style:style style:name="P4" style:family="paragraph" style:parent-style-name="Standard">
      <style:text-properties style:text-line-through-style="none" style:text-line-through-type="none" style:font-name="Arial" style:text-underline-style="solid" style:text-underline-width="auto" style:text-underline-color="font-color" officeooo:rsid="0022bc8e" officeooo:paragraph-rsid="0022bc8e"/>
    </style:style>
    <style:style style:name="P5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solid" style:text-underline-width="auto" style:text-underline-color="font-color" officeooo:rsid="0022bc8e" officeooo:paragraph-rsid="0022bc8e"/>
    </style:style>
    <style:style style:name="P6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solid" style:text-underline-width="auto" style:text-underline-color="font-color" officeooo:rsid="00223eef" officeooo:paragraph-rsid="00223eef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fo:font-size="24pt" style:text-underline-style="solid" style:text-underline-width="auto" style:text-underline-color="font-color" officeooo:rsid="0022bc8e" officeooo:paragraph-rsid="0022bc8e" style:font-size-asian="24pt" style:font-size-complex="24pt"/>
    </style:style>
    <style:style style:name="P8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22bc8e" officeooo:paragraph-rsid="0022bc8e"/>
    </style:style>
    <style:style style:name="P9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22bc8e" officeooo:paragraph-rsid="0026cfb8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22bc8e" officeooo:paragraph-rsid="00299fb9"/>
    </style:style>
    <style:style style:name="P11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22bc8e" officeooo:paragraph-rsid="002a4580"/>
    </style:style>
    <style:style style:name="P12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22bc8e" officeooo:paragraph-rsid="003187e1"/>
    </style:style>
    <style:style style:name="P13" style:family="paragraph" style:parent-style-name="Standard">
      <style:paragraph-properties fo:text-align="justify" style:justify-single-word="false"/>
      <style:text-properties style:font-name="Arial" officeooo:paragraph-rsid="0022bc8e"/>
    </style:style>
    <style:style style:name="P14" style:family="paragraph" style:parent-style-name="Standard">
      <style:paragraph-properties fo:text-align="justify" style:justify-single-word="false"/>
      <style:text-properties style:font-name="Arial" officeooo:paragraph-rsid="001ffe40"/>
    </style:style>
    <style:style style:name="P15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none" officeooo:rsid="00223eef" officeooo:paragraph-rsid="00223eef"/>
    </style:style>
    <style:style style:name="P16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none" officeooo:rsid="00223eef" officeooo:paragraph-rsid="0026cfb8"/>
    </style:style>
    <style:style style:name="P17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none" officeooo:rsid="0022bc8e" officeooo:paragraph-rsid="0022bc8e"/>
    </style:style>
    <style:style style:name="P18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none" officeooo:rsid="0022bc8e" officeooo:paragraph-rsid="0026cfb8"/>
    </style:style>
    <style:style style:name="P19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none" officeooo:rsid="0022bc8e" officeooo:paragraph-rsid="003187e1"/>
    </style:style>
    <style:style style:name="P20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none" officeooo:rsid="0026cfb8" officeooo:paragraph-rsid="0026cfb8"/>
    </style:style>
    <style:style style:name="P21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none" officeooo:rsid="00240cef" officeooo:paragraph-rsid="0026cfb8"/>
    </style:style>
    <style:style style:name="P22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none" officeooo:rsid="003dfaf3" officeooo:paragraph-rsid="0041666b"/>
    </style:style>
    <style:style style:name="P23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solid" style:text-underline-width="auto" style:text-underline-color="font-color" officeooo:rsid="0022bc8e" officeooo:paragraph-rsid="0022bc8e"/>
    </style:style>
    <style:style style:name="P24" style:family="paragraph" style:parent-style-name="Standard">
      <style:paragraph-properties fo:text-align="justify" style:justify-single-word="false"/>
      <style:text-properties style:text-line-through-style="none" style:text-line-through-type="none" style:font-name="Arial" style:text-underline-style="solid" style:text-underline-width="auto" style:text-underline-color="font-color" officeooo:rsid="00223eef" officeooo:paragraph-rsid="003e5d63"/>
    </style:style>
    <style:style style:name="P25" style:family="paragraph" style:parent-style-name="Standard">
      <style:paragraph-properties fo:text-align="justify" style:justify-single-word="false"/>
      <style:text-properties style:font-name="Arial" officeooo:paragraph-rsid="0022bc8e"/>
    </style:style>
    <style:style style:name="P26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22bc8e" officeooo:paragraph-rsid="0043e2e6"/>
    </style:style>
    <style:style style:name="T1" style:family="text">
      <style:text-properties officeooo:rsid="00223eef"/>
    </style:style>
    <style:style style:name="T2" style:family="text">
      <style:text-properties officeooo:rsid="0022bc8e"/>
    </style:style>
    <style:style style:name="T3" style:family="text">
      <style:text-properties style:text-line-through-style="none" style:text-line-through-type="none" style:text-underline-style="none"/>
    </style:style>
    <style:style style:name="T4" style:family="text">
      <style:text-properties style:text-line-through-style="none" style:text-line-through-type="none" style:text-underline-style="none" officeooo:rsid="00223eef"/>
    </style:style>
    <style:style style:name="T5" style:family="text">
      <style:text-properties style:text-line-through-style="none" style:text-line-through-type="none" style:text-underline-style="none" officeooo:rsid="00240cef"/>
    </style:style>
    <style:style style:name="T6" style:family="text">
      <style:text-properties style:text-line-through-style="none" style:text-line-through-type="none" style:text-underline-style="none" officeooo:rsid="0026cfb8"/>
    </style:style>
    <style:style style:name="T7" style:family="text">
      <style:text-properties style:text-line-through-style="none" style:text-line-through-type="none" style:text-underline-style="none" officeooo:rsid="00299fb9"/>
    </style:style>
    <style:style style:name="T8" style:family="text">
      <style:text-properties style:text-line-through-style="none" style:text-line-through-type="none" style:text-underline-style="none" fo:font-weight="bold" officeooo:rsid="00299fb9" style:font-weight-asian="bold" style:font-weight-complex="bold"/>
    </style:style>
    <style:style style:name="T9" style:family="text">
      <style:text-properties style:text-line-through-style="none" style:text-line-through-type="none" style:text-underline-style="none" fo:font-weight="bold" officeooo:rsid="002a4580" style:font-weight-asian="bold" style:font-weight-complex="bold"/>
    </style:style>
    <style:style style:name="T10" style:family="text">
      <style:text-properties style:text-line-through-style="none" style:text-line-through-type="none" style:text-underline-style="none" fo:font-weight="bold" officeooo:rsid="002d8a6c" style:font-weight-asian="bold" style:font-weight-complex="bold"/>
    </style:style>
    <style:style style:name="T11" style:family="text">
      <style:text-properties style:text-line-through-style="none" style:text-line-through-type="none" style:text-underline-style="none" fo:font-weight="bold" officeooo:rsid="002e4b2a" style:font-weight-asian="bold" style:font-weight-complex="bold"/>
    </style:style>
    <style:style style:name="T12" style:family="text">
      <style:text-properties style:text-line-through-style="none" style:text-line-through-type="none" style:text-underline-style="none" fo:font-weight="bold" officeooo:rsid="002fa9f8" style:font-weight-asian="bold" style:font-weight-complex="bold"/>
    </style:style>
    <style:style style:name="T13" style:family="text">
      <style:text-properties style:text-line-through-style="none" style:text-line-through-type="none" style:text-underline-style="none" fo:font-weight="bold" officeooo:rsid="003187e1" style:font-weight-asian="bold" style:font-weight-complex="bold"/>
    </style:style>
    <style:style style:name="T14" style:family="text">
      <style:text-properties style:text-line-through-style="none" style:text-line-through-type="none" style:text-underline-style="none" fo:font-weight="bold" officeooo:rsid="0042c874" style:font-weight-asian="bold" style:font-weight-complex="bold"/>
    </style:style>
    <style:style style:name="T15" style:family="text">
      <style:text-properties style:text-line-through-style="none" style:text-line-through-type="none" style:text-underline-style="none" fo:font-weight="bold" officeooo:rsid="0043e2e6" style:font-weight-asian="bold" style:font-weight-complex="bold"/>
    </style:style>
    <style:style style:name="T16" style:family="text">
      <style:text-properties style:text-line-through-style="none" style:text-line-through-type="none" style:text-underline-style="none" officeooo:rsid="002a4580"/>
    </style:style>
    <style:style style:name="T17" style:family="text">
      <style:text-properties style:text-line-through-style="none" style:text-line-through-type="none" style:text-underline-style="none" officeooo:rsid="002c48fa"/>
    </style:style>
    <style:style style:name="T18" style:family="text">
      <style:text-properties style:text-line-through-style="none" style:text-line-through-type="none" style:text-underline-style="none" officeooo:rsid="002d2341"/>
    </style:style>
    <style:style style:name="T19" style:family="text">
      <style:text-properties style:text-line-through-style="none" style:text-line-through-type="none" style:text-underline-style="none" officeooo:rsid="002d8a6c"/>
    </style:style>
    <style:style style:name="T20" style:family="text">
      <style:text-properties style:text-line-through-style="none" style:text-line-through-type="none" style:text-underline-style="none" officeooo:rsid="002e4b2a"/>
    </style:style>
    <style:style style:name="T21" style:family="text">
      <style:text-properties style:text-line-through-style="none" style:text-line-through-type="none" style:text-underline-style="none" officeooo:rsid="002fa9f8"/>
    </style:style>
    <style:style style:name="T22" style:family="text">
      <style:text-properties style:text-line-through-style="none" style:text-line-through-type="none" style:text-underline-style="none" officeooo:rsid="003187e1"/>
    </style:style>
    <style:style style:name="T23" style:family="text">
      <style:text-properties style:text-line-through-style="none" style:text-line-through-type="none" style:text-underline-style="none" officeooo:rsid="003368b5"/>
    </style:style>
    <style:style style:name="T24" style:family="text">
      <style:text-properties style:text-line-through-style="none" style:text-line-through-type="none" style:text-underline-style="none" officeooo:rsid="0043e2e6"/>
    </style:style>
    <style:style style:name="T25" style:family="text">
      <style:text-properties style:text-line-through-style="none" style:text-line-through-type="none" style:text-underline-style="none" officeooo:rsid="00295746"/>
    </style:style>
    <style:style style:name="T26" style:family="text">
      <style:text-properties style:text-line-through-style="none" style:text-line-through-type="none" officeooo:rsid="00240cef"/>
    </style:style>
    <style:style style:name="T27" style:family="text">
      <style:text-properties style:text-line-through-style="none" style:text-line-through-type="none" officeooo:rsid="0026cfb8"/>
    </style:style>
    <style:style style:name="T28" style:family="text">
      <style:text-properties style:text-line-through-style="none" style:text-line-through-type="none" style:text-position="super 58%" style:text-underline-style="none" officeooo:rsid="002a4580"/>
    </style:style>
    <style:style style:name="T29" style:family="text">
      <style:text-properties style:text-line-through-style="none" style:text-line-through-type="none" style:text-position="super 58%" style:text-underline-style="none" officeooo:rsid="002bcea6"/>
    </style:style>
    <style:style style:name="T30" style:family="text">
      <style:text-properties style:text-line-through-style="none" style:text-line-through-type="none" style:text-position="super 58%" style:text-underline-style="none" officeooo:rsid="002c48fa"/>
    </style:style>
    <style:style style:name="T31" style:family="text">
      <style:text-properties style:text-line-through-style="none" style:text-line-through-type="none" style:text-position="0% 100%" style:text-underline-style="none" officeooo:rsid="002a4580"/>
    </style:style>
    <style:style style:name="T32" style:family="text">
      <style:text-properties style:text-line-through-style="none" style:text-line-through-type="none" style:text-position="0% 100%" style:text-underline-style="none" officeooo:rsid="002bcea6"/>
    </style:style>
    <style:style style:name="T33" style:family="text">
      <style:text-properties style:text-line-through-style="none" style:text-line-through-type="none" style:text-position="0% 100%" style:text-underline-style="none" officeooo:rsid="002c48fa"/>
    </style:style>
    <style:style style:name="T34" style:family="text">
      <style:text-properties style:text-line-through-style="none" style:text-line-through-type="none" fo:font-style="italic" style:text-underline-style="none" style:font-style-asian="italic" style:font-style-complex="italic"/>
    </style:style>
    <style:style style:name="T35" style:family="text">
      <style:text-properties style:text-line-through-style="none" style:text-line-through-type="none" fo:font-style="italic" style:text-underline-style="none" officeooo:rsid="00223eef" style:font-style-asian="italic" style:font-style-complex="italic"/>
    </style:style>
    <style:style style:name="T36" style:family="text">
      <style:text-properties style:text-line-through-style="none" style:text-line-through-type="none" officeooo:rsid="00295746"/>
    </style:style>
    <style:style style:name="T37" style:family="text">
      <style:text-properties style:text-line-through-style="none" style:text-line-through-type="none" officeooo:rsid="003187e1"/>
    </style:style>
    <style:style style:name="T38" style:family="text">
      <style:text-properties style:text-underline-style="solid" style:text-underline-width="auto" style:text-underline-color="font-color" officeooo:rsid="00278ca4"/>
    </style:style>
    <style:style style:name="T39" style:family="text">
      <style:text-properties style:text-underline-style="solid" style:text-underline-width="auto" style:text-underline-color="font-color" officeooo:rsid="00295746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34afb9" style:font-weight-asian="bold" style:font-weight-complex="bold"/>
    </style:style>
    <style:style style:name="T42" style:family="text">
      <style:text-properties fo:font-weight="bold" officeooo:rsid="003baf14" style:font-weight-asian="bold" style:font-weight-complex="bold"/>
    </style:style>
    <style:style style:name="T43" style:family="text">
      <style:text-properties fo:font-weight="bold" officeooo:rsid="003bb87e" style:font-weight-asian="bold" style:font-weight-complex="bold"/>
    </style:style>
    <style:style style:name="T44" style:family="text">
      <style:text-properties officeooo:rsid="0034afb9"/>
    </style:style>
    <style:style style:name="T45" style:family="text">
      <style:text-properties officeooo:rsid="003baf14"/>
    </style:style>
    <style:style style:name="T46" style:family="text">
      <style:text-properties officeooo:rsid="003bb87e"/>
    </style:style>
    <style:style style:name="T47" style:family="text">
      <style:text-properties fo:color="#800000"/>
    </style:style>
    <style:style style:name="T48" style:family="text">
      <style:text-properties fo:color="#800000" officeooo:rsid="00223eef"/>
    </style:style>
    <style:style style:name="T49" style:family="text">
      <style:text-properties fo:color="#800000" officeooo:rsid="003f67c1"/>
    </style:style>
    <style:style style:name="T50" style:family="text">
      <style:text-properties officeooo:rsid="003f67c1"/>
    </style:style>
    <style:style style:name="T51" style:family="text">
      <style:text-properties officeooo:rsid="0042c8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nuel utilisateur</text:p>
      <text:p text:style-name="P1"/>
      <text:p text:style-name="P4"/>
      <text:p text:style-name="P5">Intro<text:span text:style-name="T51">duction </text:span>:</text:p>
      <text:p text:style-name="P22"><text:span text:style-name="T50">Dans le cadre d’une pile, l’application </text:span>«<text:span text:style-name="T50">Re</text:span><text:span text:style-name="T49">D</text:span><text:span text:style-name="T50">oxLab» permet de calculer le coefficient de diffusion D d’une espèce donnée dans un milieu spécifique. Ce calcul est effectué à partir de données expérimentales. </text:span></text:p>
      <text:p text:style-name="P6"/>
      <text:p text:style-name="P24">Installer «Re<text:span text:style-name="T47">D</text:span>oxLab<text:span text:style-name="T2">» </text:span>:</text:p>
      <text:p text:style-name="P6"/>
      <text:p text:style-name="P2"><text:tab/>Pour pouvoir installer <text:span text:style-name="T1">«Re</text:span><text:span text:style-name="T48">D</text:span><text:span text:style-name="T1">oxLab» </text:span>sur <text:span text:style-name="T45">un périphérique (tablette, téléphone…), </text:span>il faut tout d’abord autoriser l’installation d’application ne provenant pas du Play Store ou de Galaxy Apps. Pour ce faire, il faut ouvrir le menu «<text:span text:style-name="T42">P</text:span><text:span text:style-name="T40">aramètre</text:span>», <text:span text:style-name="T45">aller dans l’onglet «</text:span><text:span text:style-name="T42">Écran verrouillage/Sécurité</text:span><text:span text:style-name="T45">» et activer l’option «</text:span><text:span text:style-name="T42">Sources inconnues</text:span><text:span text:style-name="T45">».</text:span></text:p>
      <text:p text:style-name="P3">Une fois cela fait, il faut se rendre sur le site web «<text:span text:style-name="T40">GitHub</text:span>», ouvrir le répertoire dans lequel se trouve l’application et aller dans l’onglet «<text:span text:style-name="T40">releases</text:span>» (<text:a xlink:type="simple" xlink:href="https://github.com/SimonVareille/projet-chimie/releases" text:style-name="Internet_20_link" text:visited-style-name="Visited_20_Internet_20_Link">https://github.com/SimonVareille/projet-chimie/releases</text:a>). Il suffit ensuite de télécharger le «<text:span text:style-name="T40">.apk</text:span>» de la version la plus récente. <text:span text:style-name="T46">Une fois le fichier téléchargé, il suffit de lancer l’application ( dans le menu «</text:span><text:span text:style-name="T43">Applis</text:span><text:span text:style-name="T46">»). </text:span></text:p>
      <text:p text:style-name="P15"/>
      <text:p text:style-name="P5">Présentation/Menu :</text:p>
      <text:p text:style-name="P17"/>
      <text:p text:style-name="P22"><text:span text:style-name="T50">«Re</text:span><text:span text:style-name="T49">D</text:span><text:span text:style-name="T50">oxLab» permet de comparer courbe théorique et courbe expérimentale de Cottrel pour un certain D, d’effectuer une régression linéaire sur la courbe expérimentale pour trouver D et de sélectionner un intervalle pour éliminer les valeurs inutiles.</text:span></text:p>
      <text:p text:style-name="P15"/>
      <text:p text:style-name="P5">Les différentes fonctionnalités :</text:p>
      <text:p text:style-name="P17"><text:tab/></text:p>
      <text:p text:style-name="P8"><text:span text:style-name="T3"><text:tab/></text:span><text:span text:style-name="T26">I. Courbe théorique de Cottrel :</text:span></text:p>
      <text:p text:style-name="P18"><text:tab/><text:tab/></text:p>
      <text:p text:style-name="P9"><text:span text:style-name="T3"><text:tab/><text:tab/></text:span><text:span text:style-name="T34">1. </text:span><text:span text:style-name="T35">Tracer la courbe théorique de Cottrel :</text:span></text:p>
      <text:p text:style-name="P16"/>
      <text:p text:style-name="P10"><text:span text:style-name="T4"><text:tab/><text:tab/> </text:span><text:span text:style-name="T7">Pour tracer la courbe théorique, mettre l’interrupteur «</text:span><text:span text:style-name="T8">Courbe théorique</text:span><text:span text:style-name="T7">» </text:span><text:span text:style-name="T16">en position «</text:span><text:span text:style-name="T9">on</text:span><text:span text:style-name="T16">». Par défaut, l’application </text:span><text:span text:style-name="T22">affiche</text:span><text:span text:style-name="T16"> la courbe théorique correspondante aux valeurs suivantes des paramètres : </text:span></text:p>
      <text:p text:style-name="P10"><text:span text:style-name="T16"><text:tab/><text:tab/><text:tab/><text:tab/><text:tab/><text:tab/>-Coefficient de diffusion D : 1e</text:span><text:span text:style-name="T28">-5</text:span><text:span text:style-name="T31"> </text:span><text:span text:style-name="T33">(</text:span><text:span text:style-name="T31">m².s</text:span><text:span text:style-name="T28">-1</text:span><text:span text:style-name="T33">)</text:span></text:p>
      <text:p text:style-name="P11"><text:span text:style-name="T31"><text:tab/><text:tab/><text:tab/><text:tab/><text:tab/><text:tab/>-Nombre d’électrons : 1</text:span><text:span text:style-name="T33"> (mol)</text:span></text:p>
      <text:p text:style-name="P11"><text:span text:style-name="T31"><text:tab/><text:tab/><text:tab/><text:tab/><text:tab/><text:tab/>-Surface de l’électrode : </text:span><text:span text:style-name="T33">(</text:span><text:span text:style-name="T31">0,25 m²</text:span><text:span text:style-name="T33">)</text:span></text:p>
      <text:p text:style-name="P11"><text:span text:style-name="T31"><text:tab/><text:tab/><text:tab/><text:tab/><text:tab/><text:tab/>-C</text:span><text:span text:style-name="T32">on</text:span><text:span text:style-name="T31">centration : </text:span><text:span text:style-name="T32">1e</text:span><text:span text:style-name="T29">-5</text:span><text:span text:style-name="T32"> </text:span><text:span text:style-name="T33">(mol.m</text:span><text:span text:style-name="T30">-3</text:span><text:span text:style-name="T33">)</text:span></text:p>
      <text:p text:style-name="P9"><text:span text:style-name="T3"><text:tab/><text:tab/></text:span><text:span text:style-name="T17">Ces valeurs sont bien sûr modifiables. </text:span></text:p>
      <text:p text:style-name="P18"/>
      <text:p text:style-name="P9"><text:span text:style-name="T3"><text:tab/><text:tab/></text:span><text:span text:style-name="T34">2. Modifier la valeur des paramètres de la courbe théorique de Cottrel :</text:span></text:p>
      <text:p text:style-name="P18"/>
      <text:p text:style-name="P9"><text:span text:style-name="T3"><text:tab/><text:tab/></text:span><text:span text:style-name="T17">Pour modifier la valeur des différents paramètres, il existe plusieurs </text:span><text:span text:style-name="T18">façons de faire. On peut appuyer sur les boutons «+» ou «-» situés sur les cotés du bouton principal. La valeur du centre variera alors respectivement de +0,1 et -0,1. On peut aussi appuyer sur la zone centrale du bouton principal. Une nouvelle fenêtre s’ouvrira dans laquelle on peut entrer directement une valeur à l’aide d’un clavier numérique virtuel. </text:span><text:span text:style-name="T19">Une fois, la valeur désirée entrée dans la zone de texte, appuyer sur le bouton «</text:span><text:span text:style-name="T10">OK</text:span><text:span text:style-name="T19">» pour </text:span><text:soft-page-break/><text:span text:style-name="T19">valider la saisie. La courbe théorique sera ajustée à chaque modification de n’importe quel paramètre. </text:span></text:p>
      <text:p text:style-name="P18"/>
      <text:p text:style-name="P18"/>
      <text:p text:style-name="P18"><text:tab/></text:p>
      <text:p text:style-name="P9"><text:span text:style-name="T6"><text:tab/></text:span><text:span text:style-name="T27">II. Courbe expérimentale de Cottrel :</text:span></text:p>
      <text:p text:style-name="P20"/>
      <text:p text:style-name="P9"><text:span text:style-name="T3"><text:tab/><text:tab/></text:span><text:span text:style-name="T6">1. </text:span><text:span text:style-name="T5">Importer le tableau de </text:span><text:span text:style-name="T20">valeurs</text:span><text:span text:style-name="T5"> sous la forme d’un .crv :</text:span></text:p>
      <text:p text:style-name="P21"/>
      <text:p text:style-name="P9"><text:span text:style-name="T5"><text:tab/><text:tab/></text:span><text:span text:style-name="T20">La courbe expérimentale nécessite d’importer un tableau de valeurs qui correspond aux données expérimentales obtenues. Pour ce faire, appuyer sur le bouton «</text:span><text:span text:style-name="T11">Importer les données expérimentales</text:span><text:span text:style-name="T20">». Une nouvelle fenêtre va s’ouvrir dans laquelle on peut aller chercher, dans les différents répertoires, le fichier «</text:span><text:span text:style-name="T11">.crv</text:span><text:span text:style-name="T20">» qui correspond aux données que l’on veut importer. </text:span><text:span text:style-name="T21">Une fois le bon fichier sélectionné, appuyer sur le bouton «</text:span><text:span text:style-name="T14">Ouvrir</text:span><text:span text:style-name="T21">» pour valider l’impor</text:span><text:span text:style-name="T23">tation.</text:span></text:p>
      <text:p text:style-name="P17"/>
      <text:p text:style-name="P19"><text:tab/></text:p>
      <text:p text:style-name="P12"><text:span text:style-name="T6"><text:tab/><text:tab/>2. </text:span><text:span text:style-name="T4">Tracer la courbe </text:span><text:span text:style-name="T3">expérimentale</text:span><text:span text:style-name="T4"> de Cottrel </text:span><text:span text:style-name="T5">à partir des données </text:span><text:span text:style-name="T6">importées :</text:span></text:p>
      <text:p text:style-name="P17"><text:tab/><text:tab/></text:p>
      <text:p text:style-name="P8"><text:span text:style-name="T3"><text:tab/><text:tab/></text:span><text:span text:style-name="T22">Pour tracer la courbe expérimentale, mettre l’interrupteur «</text:span><text:span text:style-name="T13">Courbe expérimentale</text:span><text:span text:style-name="T22">» en position «</text:span><text:span text:style-name="T13">on</text:span><text:span text:style-name="T22">». La courbe s’affichera alors sur le coté droit de l’application.</text:span></text:p>
      <text:p text:style-name="P17"/>
      <text:p text:style-name="P13"><text:tab/><text:span text:style-name="T38">III. Courbe D </text:span><text:span text:style-name="T39">(régression linéaire permettant de calculer le coefficient de diffusion) :</text:span></text:p>
      <text:p text:style-name="P13"/>
      <text:p text:style-name="P26"><text:span text:style-name="T22"><text:tab/><text:tab/>Pour </text:span><text:span text:style-name="T24">afficher</text:span><text:span text:style-name="T22"> la </text:span><text:span text:style-name="T25">régression linéaire</text:span><text:span text:style-name="T22">, mettre l’interrupteur «</text:span><text:span text:style-name="T15">Régression linéaire</text:span><text:span text:style-name="T22">» en position «</text:span><text:span text:style-name="T13">on</text:span><text:span text:style-name="T22">». La </text:span><text:span text:style-name="T25">régression linéaire</text:span><text:span text:style-name="T22"> s’affichera alors sur le coté droit de l’application.</text:span></text:p>
      <text:p text:style-name="P13"/>
      <text:p text:style-name="P13"><text:tab/><text:span text:style-name="T38">IV. Sélection de l’intervalle d’affichage des données :</text:span></text:p>
      <text:p text:style-name="P13"><text:tab/></text:p>
      <text:p text:style-name="P13"><text:tab/><text:span text:style-name="T44">Pour sélectionner l’intervalle sur lequel on souhaite afficher les valeurs des courbes, appuyer sur le bouton «</text:span><text:span text:style-name="T41">Sélectionner un intervalle</text:span><text:span text:style-name="T44">». Une nouvelle fenêtre s’ouvrira dans laquelle on peut appuyer sur deux nouveaux boutons. Une deuxième fenêtre va apparaître et on pourra alors modifier la valeur d’un bouton à l’aide d’un clavier numérique virtuel. Appuyer sur le bouton «</text:span><text:span text:style-name="T41">OK</text:span><text:span text:style-name="T44">» pour valider la saisie. Même fonctionnement pour l’autre bouton. Une fois la valeur de chaque bouton modifiée comme on le souhaite, appuyer sur le bouton «</text:span><text:span text:style-name="T41">OK</text:span><text:span text:style-name="T44">» pour valider le choix d’intervalle.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 text:c="155"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8:29:56.760000000</meta:creation-date>
    <dc:date>2019-04-05T18:31:31.685000000</dc:date>
    <meta:editing-duration>PT2H1M11S</meta:editing-duration>
    <meta:editing-cycles>25</meta:editing-cycles>
    <meta:generator>LibreOffice/5.2.6.2$Windows_x86 LibreOffice_project/a3100ed2409ebf1c212f5048fbe377c281438fdc</meta:generator>
    <meta:document-statistic meta:table-count="0" meta:image-count="0" meta:object-count="0" meta:page-count="2" meta:paragraph-count="35" meta:word-count="618" meta:character-count="4323" meta:non-whitespace-character-count="3518"/>
  </office:meta>
</office:document-meta>
</file>